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figurations2/" manifest:media-type="application/vnd.sun.xml.ui.configuration"/>
  <manifest:file-entry manifest:full-path="Configurations2/accelerator/" manifest:media-type=""/>
  <manifest:file-entry manifest:full-path="Configurations2/accelerator/current.xml" manifest:media-type=""/>
  <manifest:file-entry manifest:full-path="Configurations2/floater/" manifest:media-type=""/>
  <manifest:file-entry manifest:full-path="Configurations2/images/" manifest:media-type=""/>
  <manifest:file-entry manifest:full-path="Configurations2/images/Bitmaps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  <manifest:file-entry manifest:full-path="Configurations2/toolbar/" manifest:media-type=""/>
  <manifest:file-entry manifest:full-path="Thumbnail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="urn:oasis:names:tc:opendocument:xmlns:xsl-fo-compatible:1.0" xmlns:office="urn:oasis:names:tc:opendocument:xmlns:office:1.0" xmlns:xsi="http://www.w3.org/2001/XMLSchema-instance" xmlns:ooo="http://openoffice.org/2004/office" xmlns:oooc="http://openoffice.org/2004/calc" xmlns:xsd="http://www.w3.org/2001/XMLSchema" xmlns:number="urn:oasis:names:tc:opendocument:xmlns:datastyle:1.0" xmlns:script="urn:oasis:names:tc:opendocument:xmlns:script:1.0" xmlns:of="urn:oasis:names:tc:opendocument:xmlns:of:1.2" xmlns:xlink="http://www.w3.org/1999/xlink" xmlns:style="urn:oasis:names:tc:opendocument:xmlns:style:1.0" xmlns:presentation="urn:oasis:names:tc:opendocument:xmlns:presentation:1.0" xmlns:dom="http://www.w3.org/2001/xml-events" xmlns:chart="urn:oasis:names:tc:opendocument:xmlns:chart:1.0" xmlns:xforms="http://www.w3.org/2002/xforms" xmlns:dr3d="urn:oasis:names:tc:opendocument:xmlns:dr3d:1.0" xmlns:text="urn:oasis:names:tc:opendocument:xmlns:text:1.0" xmlns:draw="urn:oasis:names:tc:opendocument:xmlns:drawing:1.0" xmlns:math="http://www.w3.org/1998/Math/MathML" xmlns:form="urn:oasis:names:tc:opendocument:xmlns:form:1.0" xmlns:ooow="http://openoffice.org/2004/writer" xmlns:svg="urn:oasis:names:tc:opendocument:xmlns:svg-compatible:1.0" xmlns:meta="urn:oasis:names:tc:opendocument:xmlns:meta:1.0" xmlns:table="urn:oasis:names:tc:opendocument:xmlns:table:1.0" xmlns:dc="http://purl.org/dc/elements/1.1/" office:version="1.2">
  <office:font-face-decls>
    <style:font-face style:name="Liberation Sans" svg:font-family="Liberation Sans"/>
  </office:font-face-decls>
  <office:automatic-styles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45cm" fo:break-before="auto"/>
    </style:style>
    <style:style style:name="co1" style:family="table-column">
      <style:table-column-properties fo:break-before="auto" style:column-width="2.5cm"/>
    </style:style>
  </office:automatic-styles>
  <office:body>
    <office:spreadsheet>
      <table:table table:name="Adam J. Witkonis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6-2021"/>
          <table:table-cell table:style-name="Default" office:value-type="string" office:string-value="01/14/2021"/>
          <table:table-cell table:style-name="Default" office:value-type="string" office:string-value="Active"/>
          <table:table-cell table:style-name="Default" office:value-type="string" office:string-value="Al Hussaini, Ehsan"/>
          <table:table-cell table:style-name="Default" office:value-type="string" office:string-value="17602"/>
          <table:table-cell table:style-name="Default" office:value-type="string" office:string-value="Whitman, Craig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1,05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7-2021"/>
          <table:table-cell table:style-name="Default" office:value-type="string" office:string-value="01/14/2021"/>
          <table:table-cell table:style-name="Default" office:value-type="string" office:string-value="Active"/>
          <table:table-cell table:style-name="Default" office:value-type="string" office:string-value="Al Hussaini, Ehsan"/>
          <table:table-cell table:style-name="Default" office:value-type="string" office:string-value="17602"/>
          <table:table-cell table:style-name="Default" office:value-type="string" office:string-value="McLeon, Michelle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3,4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Rodriguez, Wanda"/>
          <table:table-cell table:style-name="Default" office:value-type="string" office:string-value="17603"/>
          <table:table-cell table:style-name="Default" office:value-type="string" office:string-value="Rivera Morales, Alexander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12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5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Urban Realty Partners Lancaster, PA"/>
          <table:table-cell table:style-name="Default" office:value-type="string" office:string-value="17602"/>
          <table:table-cell table:style-name="Default" office:value-type="string" office:string-value="Thomas, Tanedia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3,784.59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4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O&amp;J Enterprises Inc Lancaster, PA"/>
          <table:table-cell table:style-name="Default" office:value-type="string" office:string-value="17603"/>
          <table:table-cell table:style-name="Default" office:value-type="string" office:string-value="Wyland, Jasmaine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2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2-2021"/>
          <table:table-cell table:style-name="Default" office:value-type="string" office:string-value="01/07/2021"/>
          <table:table-cell table:style-name="Default" office:value-type="string" office:string-value="Active"/>
          <table:table-cell table:style-name="Default" office:value-type="string" office:string-value="O&amp;J Enterprises Inc Lancaster, PA"/>
          <table:table-cell table:style-name="Default" office:value-type="string" office:string-value="17603"/>
          <table:table-cell table:style-name="Default" office:value-type="string" office:string-value="Hansen, Sara &amp; Ortiz, Luis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5,97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3-2021"/>
          <table:table-cell table:style-name="Default" office:value-type="string" office:string-value="01/07/2021"/>
          <table:table-cell table:style-name="Default" office:value-type="string" office:string-value="Active"/>
          <table:table-cell table:style-name="Default" office:value-type="string" office:string-value="R To R Holdings, Llc,"/>
          <table:table-cell table:style-name="Default" office:value-type="string" office:string-value="17516"/>
          <table:table-cell table:style-name="Default" office:value-type="string" office:string-value="Onore et al, Chad &amp; Whitman, Randi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1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  <table:table table:name="All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Rodriguez, Wanda"/>
          <table:table-cell table:style-name="Default" office:value-type="string" office:string-value="17603"/>
          <table:table-cell table:style-name="Default" office:value-type="string" office:string-value="Rivera Morales, Alexander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12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Charbonnier, Paul &amp; Denise"/>
          <table:table-cell table:style-name="Default" office:value-type="string" office:string-value="175320062"/>
          <table:table-cell table:style-name="Default" office:value-type="string" office:string-value="Puryear, Marion &amp; Burton, Harold"/>
          <table:table-cell table:style-name="Default" office:value-type="string" office:string-value="17602 &amp; 176022286"/>
          <table:table-cell table:style-name="Default" office:value-type="string" office:string-value="03/03/2021"/>
          <table:table-cell table:style-name="Default" office:value-type="string" office:string-value="9:30 am"/>
          <table:table-cell table:style-name="Default" office:value-type="string" office:string-value="$3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2 time(s)"/>
        </table:table-row>
        <table:table-row table:style-name="ro1">
          <table:table-cell table:style-name="Default" office:value-type="string" office:string-value="MDJ 02-2-02"/>
          <table:table-cell table:style-name="Default" office:value-type="string" office:string-value="Bruce A. Roth"/>
          <table:table-cell table:style-name="Default" office:value-type="string" office:string-value="MJ-02202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Karpouzis, Michael"/>
          <table:table-cell table:style-name="Default" office:value-type="string" office:string-value="17603"/>
          <table:table-cell table:style-name="Default" office:value-type="string" office:string-value="Lundy, Frank David"/>
          <table:table-cell table:style-name="Default" office:value-type="string" office:string-value="17603"/>
          <table:table-cell table:style-name="Default" office:value-type="string" office:string-value="01/13/2021"/>
          <table:table-cell table:style-name="Default" office:value-type="string" office:string-value="2:25 pm"/>
          <table:table-cell table:style-name="Default" office:value-type="string" office:string-value="$1,95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Slatehouse Group on behalf of David Jackson"/>
          <table:table-cell table:style-name="Default" office:value-type="string" office:string-value="17602"/>
          <table:table-cell table:style-name="Default" office:value-type="string" office:string-value="Alicia, Ashley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9:00 am"/>
          <table:table-cell table:style-name="Default" office:value-type="string" office:string-value="$2,27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2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RKG Real Estate, LLC"/>
          <table:table-cell table:style-name="Default" office:value-type="string" office:string-value="17603"/>
          <table:table-cell table:style-name="Default" office:value-type="string" office:string-value="Santiago, Maria C. &amp; Silva, Andres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9:30 am"/>
          <table:table-cell table:style-name="Default" office:value-type="string" office:string-value="$5,401.03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3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RKG Real Estate, LLC"/>
          <table:table-cell table:style-name="Default" office:value-type="string" office:string-value="17603"/>
          <table:table-cell table:style-name="Default" office:value-type="string" office:string-value="Eshbach, Mary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10:00 am"/>
          <table:table-cell table:style-name="Default" office:value-type="string" office:string-value="$6,254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4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Kowain, Christian N"/>
          <table:table-cell table:style-name="Default" office:value-type="string" office:string-value="17602"/>
          <table:table-cell table:style-name="Default" office:value-type="string" office:string-value="Guzman, Margarita &amp; Sandova, Ricky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10:30 am"/>
          <table:table-cell table:style-name="Default" office:value-type="string" office:string-value="$1,533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5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Kowain, Christian"/>
          <table:table-cell table:style-name="Default" office:value-type="string" office:string-value="17602"/>
          <table:table-cell table:style-name="Default" office:value-type="string" office:string-value="Kline, Tyler Derrick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11:00 am"/>
          <table:table-cell table:style-name="Default" office:value-type="string" office:string-value="$114.45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Smiths L&amp;A LLC"/>
          <table:table-cell table:style-name="Default" office:value-type="string" office:string-value="17512"/>
          <table:table-cell table:style-name="Default" office:value-type="string" office:string-value="Uhl, Amber"/>
          <table:table-cell table:style-name="Default" office:value-type="string" office:string-value="17512"/>
          <table:table-cell table:style-name="Default" office:value-type="string" office:string-value="02/16/2021"/>
          <table:table-cell table:style-name="Default" office:value-type="string" office:string-value="8:45 am"/>
          <table:table-cell table:style-name="Default" office:value-type="string" office:string-value="$1,347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5"/>
          <table:table-cell table:style-name="Default" office:value-type="string" office:string-value="Brian E. Chudzik"/>
          <table:table-cell table:style-name="Default" office:value-type="string" office:string-value="MJ-02205-LT-0000001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Holt, Laura"/>
          <table:table-cell table:style-name="Default" office:value-type="string" office:string-value="17552"/>
          <table:table-cell table:style-name="Default" office:value-type="string" office:string-value="Mattis, Troy"/>
          <table:table-cell table:style-name="Default" office:value-type="string" office:string-value="17520"/>
          <table:table-cell table:style-name="Default" office:value-type="string" office:string-value="02/16/2021"/>
          <table:table-cell table:style-name="Default" office:value-type="string" office:string-value="9:30 am"/>
          <table:table-cell table:style-name="Default" office:value-type="string" office:string-value="$3,309.77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; Richard John Gromen Jr., Esq. representing plaintiff Holt, Laura"/>
        </table:table-row>
        <table:table-row table:style-name="ro1">
          <table:table-cell table:style-name="Default" office:value-type="string" office:string-value="MDJ 02-3-05"/>
          <table:table-cell table:style-name="Default" office:value-type="string" office:string-value="Raymond S. Sheller"/>
          <table:table-cell table:style-name="Default" office:value-type="string" office:string-value="MJ-02305-LT-0000001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MTM Properties, LLC"/>
          <table:table-cell table:style-name="Default" office:value-type="string" office:string-value="19543"/>
          <table:table-cell table:style-name="Default" office:value-type="string" office:string-value="LaMarre, Della"/>
          <table:table-cell table:style-name="Default" office:value-type="string" office:string-value="19543"/>
          <table:table-cell table:style-name="Default" office:value-type="string" office:string-value="02/17/2021"/>
          <table:table-cell table:style-name="Default" office:value-type="string" office:string-value="11:45 am"/>
          <table:table-cell table:style-name="Default" office:value-type="string" office:string-value="$3,05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3-05"/>
          <table:table-cell table:style-name="Default" office:value-type="string" office:string-value="Raymond S. Sheller"/>
          <table:table-cell table:style-name="Default" office:value-type="string" office:string-value="MJ-02305-LT-0000002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Slatehouse Group on behalf of David Beiler"/>
          <table:table-cell table:style-name="Default" office:value-type="string" office:string-value="17606"/>
          <table:table-cell table:style-name="Default" office:value-type="string" office:string-value="Walton, Rachel"/>
          <table:table-cell table:style-name="Default" office:value-type="string" office:string-value="17562"/>
          <table:table-cell table:style-name="Default" office:value-type="string" office:string-value="02/17/2021"/>
          <table:table-cell table:style-name="Default" office:value-type="string" office:string-value="11:15 am"/>
          <table:table-cell table:style-name="Default" office:value-type="string" office:string-value="$886.04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3-05"/>
          <table:table-cell table:style-name="Default" office:value-type="string" office:string-value="Raymond S. Sheller"/>
          <table:table-cell table:style-name="Default" office:value-type="string" office:string-value="MJ-02305-LT-0000003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MTM Properties, LLC"/>
          <table:table-cell table:style-name="Default" office:value-type="string" office:string-value="19543"/>
          <table:table-cell table:style-name="Default" office:value-type="string" office:string-value="Krause, Tammy"/>
          <table:table-cell table:style-name="Default" office:value-type="string" office:string-value="19543"/>
          <table:table-cell table:style-name="Default" office:value-type="string" office:string-value="02/17/2021"/>
          <table:table-cell table:style-name="Default" office:value-type="string" office:string-value="11:30 am"/>
          <table:table-cell table:style-name="Default" office:value-type="string" office:string-value="$4,87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7"/>
          <table:table-cell table:style-name="Default" office:value-type="string" office:string-value="Tony S. Russell"/>
          <table:table-cell table:style-name="Default" office:value-type="string" office:string-value="MJ-02207-LT-0000001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Blue Bell Mobile Management, LLC"/>
          <table:table-cell table:style-name="Default" office:value-type="string" office:string-value="17522"/>
          <table:table-cell table:style-name="Default" office:value-type="string" office:string-value="Hutton, Mary"/>
          <table:table-cell table:style-name="Default" office:value-type="string" office:string-value="17522"/>
          <table:table-cell table:style-name="Default" office:value-type="string" office:string-value="02/16/2021"/>
          <table:table-cell table:style-name="Default" office:value-type="string" office:string-value="1:30 pm"/>
          <table:table-cell table:style-name="Default" office:value-type="string" office:string-value="$3,09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2-2021"/>
          <table:table-cell table:style-name="Default" office:value-type="string" office:string-value="01/07/2021"/>
          <table:table-cell table:style-name="Default" office:value-type="string" office:string-value="Active"/>
          <table:table-cell table:style-name="Default" office:value-type="string" office:string-value="O&amp;J Enterprises Inc Lancaster, PA"/>
          <table:table-cell table:style-name="Default" office:value-type="string" office:string-value="17603"/>
          <table:table-cell table:style-name="Default" office:value-type="string" office:string-value="Hansen, Sara &amp; Ortiz, Luis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5,97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3-2021"/>
          <table:table-cell table:style-name="Default" office:value-type="string" office:string-value="01/07/2021"/>
          <table:table-cell table:style-name="Default" office:value-type="string" office:string-value="Active"/>
          <table:table-cell table:style-name="Default" office:value-type="string" office:string-value="R To R Holdings, Llc,"/>
          <table:table-cell table:style-name="Default" office:value-type="string" office:string-value="17516"/>
          <table:table-cell table:style-name="Default" office:value-type="string" office:string-value="Onore et al, Chad &amp; Whitman, Randi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1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2-2021"/>
          <table:table-cell table:style-name="Default" office:value-type="string" office:string-value="01/07/2021"/>
          <table:table-cell table:style-name="Default" office:value-type="string" office:string-value="Active"/>
          <table:table-cell table:style-name="Default" office:value-type="string" office:string-value="North Pointe Property Management"/>
          <table:table-cell table:style-name="Default" office:value-type="string" office:string-value="176065186"/>
          <table:table-cell table:style-name="Default" office:value-type="string" office:string-value="Pope, Sherry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9:30 am"/>
          <table:table-cell table:style-name="Default" office:value-type="string" office:string-value="$1,728.92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1-2021"/>
          <table:table-cell table:style-name="Default" office:value-type="string" office:string-value="01/07/2021"/>
          <table:table-cell table:style-name="Default" office:value-type="string" office:string-value="Active"/>
          <table:table-cell table:style-name="Default" office:value-type="string" office:string-value="Featherton Crossing Apartments"/>
          <table:table-cell table:style-name="Default" office:value-type="string" office:string-value="17022"/>
          <table:table-cell table:style-name="Default" office:value-type="string" office:string-value="Reichwein, Steven"/>
          <table:table-cell table:style-name="Default" office:value-type="string" office:string-value="17022"/>
          <table:table-cell table:style-name="Default" office:value-type="string" office:string-value="02/16/2021"/>
          <table:table-cell table:style-name="Default" office:value-type="string" office:string-value="9:00 am"/>
          <table:table-cell table:style-name="Default" office:value-type="string" office:string-value="$1,59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2"/>
          <table:table-cell table:style-name="Default" office:value-type="string" office:string-value="B. Denise Commins"/>
          <table:table-cell table:style-name="Default" office:value-type="string" office:string-value="MJ-02302-LT-0000001-2021"/>
          <table:table-cell table:style-name="Default" office:value-type="string" office:string-value="01/08/2021"/>
          <table:table-cell table:style-name="Default" office:value-type="string" office:string-value="Active"/>
          <table:table-cell table:style-name="Default" office:value-type="string" office:string-value="Groffdale MHP, LLC c/o Matt Brown"/>
          <table:table-cell table:style-name="Default" office:value-type="string" office:string-value="17601"/>
          <table:table-cell table:style-name="Default" office:value-type="string" office:string-value="Warner, Stacy L."/>
          <table:table-cell table:style-name="Default" office:value-type="string" office:string-value="17540"/>
          <table:table-cell table:style-name="Default" office:value-type="string" office:string-value="01/22/2021"/>
          <table:table-cell table:style-name="Default" office:value-type="string" office:string-value="10:00 am"/>
          <table:table-cell table:style-name="Default" office:value-type="string" office:string-value="$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6"/>
          <table:table-cell table:style-name="Default" office:value-type="string" office:string-value="Joshua R. Keller"/>
          <table:table-cell table:style-name="Default" office:value-type="string" office:string-value="MJ-02206-LT-0000001-2021"/>
          <table:table-cell table:style-name="Default" office:value-type="string" office:string-value="01/08/2021"/>
          <table:table-cell table:style-name="Default" office:value-type="string" office:string-value="Active"/>
          <table:table-cell table:style-name="Default" office:value-type="string" office:string-value="Investors Choice Real Estate"/>
          <table:table-cell table:style-name="Default" office:value-type="string" office:string-value="17601"/>
          <table:table-cell table:style-name="Default" office:value-type="string" office:string-value="Morrison, Matthew"/>
          <table:table-cell table:style-name="Default" office:value-type="string" office:string-value="17516"/>
          <table:table-cell table:style-name="Default" office:value-type="string" office:string-value="01/22/2021"/>
          <table:table-cell table:style-name="Default" office:value-type="string" office:string-value="9:00 am"/>
          <table:table-cell table:style-name="Default" office:value-type="string" office:string-value="$1,43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2-2021"/>
          <table:table-cell table:style-name="Default" office:value-type="string" office:string-value="01/08/2021"/>
          <table:table-cell table:style-name="Default" office:value-type="string" office:string-value="Active"/>
          <table:table-cell table:style-name="Default" office:value-type="string" office:string-value="Collier, III, Vincent E"/>
          <table:table-cell table:style-name="Default" office:value-type="string" office:string-value="17575"/>
          <table:table-cell table:style-name="Default" office:value-type="string" office:string-value="Singleton, Luis A."/>
          <table:table-cell table:style-name="Default" office:value-type="string" office:string-value="17512"/>
          <table:table-cell table:style-name="Default" office:value-type="string" office:string-value="02/16/2021"/>
          <table:table-cell table:style-name="Default" office:value-type="string" office:string-value="9:00 am"/>
          <table:table-cell table:style-name="Default" office:value-type="string" office:string-value="$1,218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; Michael John Mongiovi, Esq. representing plaintiff Collier, III, Vincent E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3-2021"/>
          <table:table-cell table:style-name="Default" office:value-type="string" office:string-value="01/08/2021"/>
          <table:table-cell table:style-name="Default" office:value-type="string" office:string-value="Active"/>
          <table:table-cell table:style-name="Default" office:value-type="string" office:string-value="Alecxih, Peter Jr."/>
          <table:table-cell table:style-name="Default" office:value-type="string" office:string-value="17512"/>
          <table:table-cell table:style-name="Default" office:value-type="string" office:string-value="Coleman, Brenda"/>
          <table:table-cell table:style-name="Default" office:value-type="string" office:string-value="17512"/>
          <table:table-cell table:style-name="Default" office:value-type="string" office:string-value="02/16/2021"/>
          <table:table-cell table:style-name="Default" office:value-type="string" office:string-value="9:15 am"/>
          <table:table-cell table:style-name="Default" office:value-type="string" office:string-value="$4,285.23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4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O&amp;J Enterprises Inc Lancaster, PA"/>
          <table:table-cell table:style-name="Default" office:value-type="string" office:string-value="17603"/>
          <table:table-cell table:style-name="Default" office:value-type="string" office:string-value="Wyland, Jasmaine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2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5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Urban Realty Partners Lancaster, PA"/>
          <table:table-cell table:style-name="Default" office:value-type="string" office:string-value="17602"/>
          <table:table-cell table:style-name="Default" office:value-type="string" office:string-value="Thomas, Tanedia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3,784.59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3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North Pointe Property Management"/>
          <table:table-cell table:style-name="Default" office:value-type="string" office:string-value="176065186"/>
          <table:table-cell table:style-name="Default" office:value-type="string" office:string-value="Shoemaker, Renee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9:45 am"/>
          <table:table-cell table:style-name="Default" office:value-type="string" office:string-value="$1,19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5"/>
          <table:table-cell table:style-name="Default" office:value-type="string" office:string-value="Brian E. Chudzik"/>
          <table:table-cell table:style-name="Default" office:value-type="string" office:string-value="MJ-02205-LT-0000002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Wheatland Hills Apartment, Lancaster"/>
          <table:table-cell table:style-name="Default" office:value-type="string" office:string-value="17601"/>
          <table:table-cell table:style-name="Default" office:value-type="string" office:string-value="Vasquez, Janelys &amp; Reyes-Ceballos, Netaly"/>
          <table:table-cell table:style-name="Default" office:value-type="string" office:string-value="17601"/>
          <table:table-cell table:style-name="Default" office:value-type="string" office:string-value="02/19/2021"/>
          <table:table-cell table:style-name="Default" office:value-type="string" office:string-value="9:15 am"/>
          <table:table-cell table:style-name="Default" office:value-type="string" office:string-value="$1,22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2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Featherton Crossing Apartments"/>
          <table:table-cell table:style-name="Default" office:value-type="string" office:string-value="17022"/>
          <table:table-cell table:style-name="Default" office:value-type="string" office:string-value="Drye, Brandon"/>
          <table:table-cell table:style-name="Default" office:value-type="string" office:string-value="17022"/>
          <table:table-cell table:style-name="Default" office:value-type="string" office:string-value="02/16/2021"/>
          <table:table-cell table:style-name="Default" office:value-type="string" office:string-value="9:15 am"/>
          <table:table-cell table:style-name="Default" office:value-type="string" office:string-value="$1,139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3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Featherton Crossing Apartments"/>
          <table:table-cell table:style-name="Default" office:value-type="string" office:string-value="17022"/>
          <table:table-cell table:style-name="Default" office:value-type="string" office:string-value="Machano, Hafidh K."/>
          <table:table-cell table:style-name="Default" office:value-type="string" office:string-value="17022"/>
          <table:table-cell table:style-name="Default" office:value-type="string" office:string-value="02/16/2021"/>
          <table:table-cell table:style-name="Default" office:value-type="string" office:string-value="9:30 am"/>
          <table:table-cell table:style-name="Default" office:value-type="string" office:string-value="$5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4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Featherton Crossing Apartments"/>
          <table:table-cell table:style-name="Default" office:value-type="string" office:string-value="17022"/>
          <table:table-cell table:style-name="Default" office:value-type="string" office:string-value="Rapp, Beth &amp; Rapp, Timothy J. &amp; Fry, Gwenda"/>
          <table:table-cell table:style-name="Default" office:value-type="string" office:string-value="17022"/>
          <table:table-cell table:style-name="Default" office:value-type="string" office:string-value="02/16/2021"/>
          <table:table-cell table:style-name="Default" office:value-type="string" office:string-value="9:45 am"/>
          <table:table-cell table:style-name="Default" office:value-type="string" office:string-value="$767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4"/>
          <table:table-cell table:style-name="Default" office:value-type="string" office:string-value="Stuart J. Mylin"/>
          <table:table-cell table:style-name="Default" office:value-type="string" office:string-value="MJ-02304-LT-0000001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Henry, J. Daniel"/>
          <table:table-cell table:style-name="Default" office:value-type="string" office:string-value="17565"/>
          <table:table-cell table:style-name="Default" office:value-type="string" office:string-value="Barrage, Rachel"/>
          <table:table-cell table:style-name="Default" office:value-type="string" office:string-value="17565"/>
          <table:table-cell table:number-columns-repeated="2"/>
          <table:table-cell table:style-name="Default" office:value-type="string" office:string-value="$3,7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4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Charbonnier, Paul &amp; Denise"/>
          <table:table-cell table:style-name="Default" office:value-type="string" office:string-value="175320062"/>
          <table:table-cell table:style-name="Default" office:value-type="string" office:string-value="Danna, Nicole &amp; Mann, Eric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0:00 am"/>
          <table:table-cell table:style-name="Default" office:value-type="string" office:string-value="$9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5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Rent Period, Inc"/>
          <table:table-cell table:style-name="Default" office:value-type="string" office:string-value="17401"/>
          <table:table-cell table:style-name="Default" office:value-type="string" office:string-value="Daley, James &amp; Keller, Josalyn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0:15 am"/>
          <table:table-cell table:style-name="Default" office:value-type="string" office:string-value="$5,856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6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Rent Period, Inc"/>
          <table:table-cell table:style-name="Default" office:value-type="string" office:string-value="17401"/>
          <table:table-cell table:style-name="Default" office:value-type="string" office:string-value="Tirado, Maria &amp; Fontanez, Francisco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0:30 am"/>
          <table:table-cell table:style-name="Default" office:value-type="string" office:string-value="$3,423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7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Rent Period, Inc"/>
          <table:table-cell table:style-name="Default" office:value-type="string" office:string-value="17401"/>
          <table:table-cell table:style-name="Default" office:value-type="string" office:string-value="Solis Martinez, Lilia &amp; Valdez Merlin, Andres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0:45 am"/>
          <table:table-cell table:style-name="Default" office:value-type="string" office:string-value="$4,18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6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SLATEHOUSE GROUP Lancaster, PA"/>
          <table:table-cell table:style-name="Default" office:value-type="string" office:string-value="17606"/>
          <table:table-cell table:style-name="Default" office:value-type="string" office:string-value="Schurz, Peter"/>
          <table:table-cell table:style-name="Default" office:value-type="string" office:string-value="17602"/>
          <table:table-cell table:number-columns-repeated="2"/>
          <table:table-cell table:style-name="Default" office:value-type="string" office:string-value="$1,035.56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5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Edgewater Holdings LLC, Bainbridge"/>
          <table:table-cell table:style-name="Default" office:value-type="string" office:string-value="17502"/>
          <table:table-cell table:style-name="Default" office:value-type="string" office:string-value="Welsh, Judy"/>
          <table:table-cell table:style-name="Default" office:value-type="string" office:string-value="17022"/>
          <table:table-cell table:style-name="Default" office:value-type="string" office:string-value="02/18/2021"/>
          <table:table-cell table:style-name="Default" office:value-type="string" office:string-value="1:30 pm"/>
          <table:table-cell table:style-name="Default" office:value-type="string" office:string-value="$2,978.57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1"/>
          <table:table-cell table:style-name="Default" office:value-type="string" office:string-value="Scott E. Albert"/>
          <table:table-cell table:style-name="Default" office:value-type="string" office:string-value="MJ-02301-LT-0000001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North Pointe Property Management"/>
          <table:table-cell table:style-name="Default" office:value-type="string" office:string-value="176065186"/>
          <table:table-cell table:style-name="Default" office:value-type="string" office:string-value="Clark, Michael &amp; Clark, Ashley"/>
          <table:table-cell table:style-name="Default" office:value-type="string" office:string-value="17552"/>
          <table:table-cell table:style-name="Default" office:value-type="string" office:string-value="01/27/2021"/>
          <table:table-cell table:style-name="Default" office:value-type="string" office:string-value="2:00 pm"/>
          <table:table-cell table:style-name="Default" office:value-type="string" office:string-value="$5,448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7"/>
          <table:table-cell table:style-name="Default" office:value-type="string" office:string-value="Tony S. Russell"/>
          <table:table-cell table:style-name="Default" office:value-type="string" office:string-value="MJ-02207-LT-0000002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Eastgate MHP LLC"/>
          <table:table-cell table:style-name="Default" office:value-type="string" office:string-value="17545"/>
          <table:table-cell table:style-name="Default" office:value-type="string" office:string-value="Jones, Ryan H. &amp; Jones, Rustina L."/>
          <table:table-cell table:style-name="Default" office:value-type="string" office:string-value="17522"/>
          <table:table-cell table:style-name="Default" office:value-type="string" office:string-value="02/19/2021"/>
          <table:table-cell table:style-name="Default" office:value-type="string" office:string-value="9:00 am"/>
          <table:table-cell table:style-name="Default" office:value-type="string" office:string-value="$3,336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7"/>
          <table:table-cell table:style-name="Default" office:value-type="string" office:string-value="Tony S. Russell"/>
          <table:table-cell table:style-name="Default" office:value-type="string" office:string-value="MJ-02207-LT-0000003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Eastgate MHP LLC"/>
          <table:table-cell table:style-name="Default" office:value-type="string" office:string-value="17545"/>
          <table:table-cell table:style-name="Default" office:value-type="string" office:string-value="Parmer, Kerry R &amp; Thompson, Sarah E."/>
          <table:table-cell table:style-name="Default" office:value-type="string" office:string-value="17522"/>
          <table:table-cell table:style-name="Default" office:value-type="string" office:string-value="02/19/2021"/>
          <table:table-cell table:style-name="Default" office:value-type="string" office:string-value="9:15 am"/>
          <table:table-cell table:style-name="Default" office:value-type="string" office:string-value="$77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7"/>
          <table:table-cell table:style-name="Default" office:value-type="string" office:string-value="Tony S. Russell"/>
          <table:table-cell table:style-name="Default" office:value-type="string" office:string-value="MJ-02207-LT-0000004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Eastgate MHP LLC"/>
          <table:table-cell table:style-name="Default" office:value-type="string" office:string-value="17545"/>
          <table:table-cell table:style-name="Default" office:value-type="string" office:string-value="Kilhefner, Dave &amp; Kilhefner, Nicole"/>
          <table:table-cell table:style-name="Default" office:value-type="string" office:string-value="17522"/>
          <table:table-cell table:style-name="Default" office:value-type="string" office:string-value="02/19/2021"/>
          <table:table-cell table:style-name="Default" office:value-type="string" office:string-value="9:30 am"/>
          <table:table-cell table:style-name="Default" office:value-type="string" office:string-value="$52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2"/>
          <table:table-cell table:style-name="Default" office:value-type="string" office:string-value="B. Denise Commins"/>
          <table:table-cell table:style-name="Default" office:value-type="string" office:string-value="MJ-02302-LT-0000002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Jodi Torchia, Property Mgr. for O. Eugene Graybill"/>
          <table:table-cell table:style-name="Default" office:value-type="string" office:string-value="17557"/>
          <table:table-cell table:style-name="Default" office:value-type="string" office:string-value="Brown, Eric &amp; Brown, Sherri"/>
          <table:table-cell table:style-name="Default" office:value-type="string" office:string-value="17540"/>
          <table:table-cell table:style-name="Default" office:value-type="string" office:string-value="01/27/2021"/>
          <table:table-cell table:style-name="Default" office:value-type="string" office:string-value="10:00 am"/>
          <table:table-cell table:style-name="Default" office:value-type="string" office:string-value="$5,96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5"/>
          <table:table-cell table:style-name="Default" office:value-type="string" office:string-value="Brian E. Chudzik"/>
          <table:table-cell table:style-name="Default" office:value-type="string" office:string-value="MJ-02205-LT-0000003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Mann, Jessica R."/>
          <table:table-cell table:style-name="Default" office:value-type="string" office:string-value="17538"/>
          <table:table-cell table:style-name="Default" office:value-type="string" office:string-value="Howard, Rodney"/>
          <table:table-cell table:style-name="Default" office:value-type="string" office:string-value="17538"/>
          <table:table-cell table:style-name="Default" office:value-type="string" office:string-value="02/26/2021"/>
          <table:table-cell table:style-name="Default" office:value-type="string" office:string-value="10:00 am"/>
          <table:table-cell table:style-name="Default" office:value-type="string" office:string-value="$1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4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Oak Hollow Housing Associates"/>
          <table:table-cell table:style-name="Default" office:value-type="string" office:string-value="17512"/>
          <table:table-cell table:style-name="Default" office:value-type="string" office:string-value="Suliveres, Yarelis"/>
          <table:table-cell table:style-name="Default" office:value-type="string" office:string-value="17512"/>
          <table:table-cell table:style-name="Default" office:value-type="string" office:string-value="02/17/2021"/>
          <table:table-cell table:style-name="Default" office:value-type="string" office:string-value="1:30 pm"/>
          <table:table-cell table:style-name="Default" office:value-type="string" office:string-value="$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5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Enterprise Capitol Investments, LLC"/>
          <table:table-cell table:style-name="Default" office:value-type="string" office:string-value="19603"/>
          <table:table-cell table:style-name="Default" office:value-type="string" office:string-value="Martin, Henry III"/>
          <table:table-cell table:style-name="Default" office:value-type="string" office:string-value="17554"/>
          <table:table-cell table:style-name="Default" office:value-type="string" office:string-value="02/17/2021"/>
          <table:table-cell table:style-name="Default" office:value-type="string" office:string-value="1:45 pm"/>
          <table:table-cell table:style-name="Default" office:value-type="string" office:string-value="$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6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Cokrlija, Almir &amp; Cokrlija, Sheila"/>
          <table:table-cell table:style-name="Default" office:value-type="string" office:string-value="17601 &amp; 17603"/>
          <table:table-cell table:style-name="Default" office:value-type="string" office:string-value="Rapp, Jason &amp; Gilbert, Tahira"/>
          <table:table-cell table:style-name="Default" office:value-type="string" office:string-value="17512"/>
          <table:table-cell table:style-name="Default" office:value-type="string" office:string-value="02/17/2021"/>
          <table:table-cell table:style-name="Default" office:value-type="string" office:string-value="2:00 pm"/>
          <table:table-cell table:style-name="Default" office:value-type="string" office:string-value="$2,655.08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1"/>
          <table:table-cell table:style-name="Default" office:value-type="string" office:string-value="Scott E. Albert"/>
          <table:table-cell table:style-name="Default" office:value-type="string" office:string-value="MJ-02301-LT-0000002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Zou, Lance"/>
          <table:table-cell table:style-name="Default" office:value-type="string" office:string-value="17022"/>
          <table:table-cell table:style-name="Default" office:value-type="string" office:string-value="Behney, Christopher T. &amp; Behney, Christopher Thomas Jr."/>
          <table:table-cell table:style-name="Default" office:value-type="string" office:string-value="17042"/>
          <table:table-cell table:style-name="Default" office:value-type="string" office:string-value="01/28/2021"/>
          <table:table-cell table:style-name="Default" office:value-type="string" office:string-value="9:00 am"/>
          <table:table-cell table:style-name="Default" office:value-type="string" office:string-value="$12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6-2021"/>
          <table:table-cell table:style-name="Default" office:value-type="string" office:string-value="01/14/2021"/>
          <table:table-cell table:style-name="Default" office:value-type="string" office:string-value="Active"/>
          <table:table-cell table:style-name="Default" office:value-type="string" office:string-value="Al Hussaini, Ehsan"/>
          <table:table-cell table:style-name="Default" office:value-type="string" office:string-value="17602"/>
          <table:table-cell table:style-name="Default" office:value-type="string" office:string-value="Whitman, Craig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1,05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1-01"/>
          <table:table-cell table:style-name="Default" office:value-type="string" office:string-value="Adam J. Witkonis"/>
          <table:table-cell table:style-name="Default" office:value-type="string" office:string-value="MJ-02101-LT-0000007-2021"/>
          <table:table-cell table:style-name="Default" office:value-type="string" office:string-value="01/14/2021"/>
          <table:table-cell table:style-name="Default" office:value-type="string" office:string-value="Active"/>
          <table:table-cell table:style-name="Default" office:value-type="string" office:string-value="Al Hussaini, Ehsan"/>
          <table:table-cell table:style-name="Default" office:value-type="string" office:string-value="17602"/>
          <table:table-cell table:style-name="Default" office:value-type="string" office:string-value="McLeon, Michelle"/>
          <table:table-cell table:style-name="Default" office:value-type="string" office:string-value="17603"/>
          <table:table-cell table:number-columns-repeated="2"/>
          <table:table-cell table:style-name="Default" office:value-type="string" office:string-value="$3,4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8-2021"/>
          <table:table-cell table:style-name="Default" office:value-type="string" office:string-value="01/15/2021"/>
          <table:table-cell table:style-name="Default" office:value-type="string" office:string-value="Active"/>
          <table:table-cell table:style-name="Default" office:value-type="string" office:string-value="Susquehanna Realty Mgmt LLC"/>
          <table:table-cell table:style-name="Default" office:value-type="string" office:string-value="17603"/>
          <table:table-cell table:style-name="Default" office:value-type="string" office:string-value="Rodgers, Antonio &amp; Thorne, Ashley &amp; Thorne, Andrea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1:00 am"/>
          <table:table-cell table:style-name="Default" office:value-type="string" office:string-value="$5,595.66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6"/>
          <table:table-cell table:style-name="Default" office:value-type="string" office:string-value="Joshua R. Keller"/>
          <table:table-cell table:style-name="Default" office:value-type="string" office:string-value="MJ-02206-LT-0000002-2021"/>
          <table:table-cell table:style-name="Default" office:value-type="string" office:string-value="01/15/2021"/>
          <table:table-cell table:style-name="Default" office:value-type="string" office:string-value="Active"/>
          <table:table-cell table:style-name="Default" office:value-type="string" office:string-value="Liu, Steven C."/>
          <table:table-cell table:style-name="Default" office:value-type="string" office:string-value="17603"/>
          <table:table-cell table:style-name="Default" office:value-type="string" office:string-value="Dunkle, Lori"/>
          <table:table-cell table:style-name="Default" office:value-type="string" office:string-value="17603"/>
          <table:table-cell table:style-name="Default" office:value-type="string" office:string-value="01/29/2021"/>
          <table:table-cell table:style-name="Default" office:value-type="string" office:string-value="9:00 am"/>
          <table:table-cell table:style-name="Default" office:value-type="string" office:string-value="$1,3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  <table:table table:name="Andrew T. LeFever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Charbonnier, Paul &amp; Denise"/>
          <table:table-cell table:style-name="Default" office:value-type="string" office:string-value="175320062"/>
          <table:table-cell table:style-name="Default" office:value-type="string" office:string-value="Puryear, Marion &amp; Burton, Harold"/>
          <table:table-cell table:style-name="Default" office:value-type="string" office:string-value="17602 &amp; 176022286"/>
          <table:table-cell table:style-name="Default" office:value-type="string" office:string-value="03/03/2021"/>
          <table:table-cell table:style-name="Default" office:value-type="string" office:string-value="9:30 am"/>
          <table:table-cell table:style-name="Default" office:value-type="string" office:string-value="$3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2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6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Rent Period, Inc"/>
          <table:table-cell table:style-name="Default" office:value-type="string" office:string-value="17401"/>
          <table:table-cell table:style-name="Default" office:value-type="string" office:string-value="Tirado, Maria &amp; Fontanez, Francisco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0:30 am"/>
          <table:table-cell table:style-name="Default" office:value-type="string" office:string-value="$3,423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7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Rent Period, Inc"/>
          <table:table-cell table:style-name="Default" office:value-type="string" office:string-value="17401"/>
          <table:table-cell table:style-name="Default" office:value-type="string" office:string-value="Solis Martinez, Lilia &amp; Valdez Merlin, Andres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0:45 am"/>
          <table:table-cell table:style-name="Default" office:value-type="string" office:string-value="$4,18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2-2021"/>
          <table:table-cell table:style-name="Default" office:value-type="string" office:string-value="01/07/2021"/>
          <table:table-cell table:style-name="Default" office:value-type="string" office:string-value="Active"/>
          <table:table-cell table:style-name="Default" office:value-type="string" office:string-value="North Pointe Property Management"/>
          <table:table-cell table:style-name="Default" office:value-type="string" office:string-value="176065186"/>
          <table:table-cell table:style-name="Default" office:value-type="string" office:string-value="Pope, Sherry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9:30 am"/>
          <table:table-cell table:style-name="Default" office:value-type="string" office:string-value="$1,728.92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3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North Pointe Property Management"/>
          <table:table-cell table:style-name="Default" office:value-type="string" office:string-value="176065186"/>
          <table:table-cell table:style-name="Default" office:value-type="string" office:string-value="Shoemaker, Renee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9:45 am"/>
          <table:table-cell table:style-name="Default" office:value-type="string" office:string-value="$1,19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8-2021"/>
          <table:table-cell table:style-name="Default" office:value-type="string" office:string-value="01/15/2021"/>
          <table:table-cell table:style-name="Default" office:value-type="string" office:string-value="Active"/>
          <table:table-cell table:style-name="Default" office:value-type="string" office:string-value="Susquehanna Realty Mgmt LLC"/>
          <table:table-cell table:style-name="Default" office:value-type="string" office:string-value="17603"/>
          <table:table-cell table:style-name="Default" office:value-type="string" office:string-value="Rodgers, Antonio &amp; Thorne, Ashley &amp; Thorne, Andrea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1:00 am"/>
          <table:table-cell table:style-name="Default" office:value-type="string" office:string-value="$5,595.66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5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Rent Period, Inc"/>
          <table:table-cell table:style-name="Default" office:value-type="string" office:string-value="17401"/>
          <table:table-cell table:style-name="Default" office:value-type="string" office:string-value="Daley, James &amp; Keller, Josalyn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0:15 am"/>
          <table:table-cell table:style-name="Default" office:value-type="string" office:string-value="$5,856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4"/>
          <table:table-cell table:style-name="Default" office:value-type="string" office:string-value="Andrew T. LeFever"/>
          <table:table-cell table:style-name="Default" office:value-type="string" office:string-value="MJ-02204-LT-0000004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Charbonnier, Paul &amp; Denise"/>
          <table:table-cell table:style-name="Default" office:value-type="string" office:string-value="175320062"/>
          <table:table-cell table:style-name="Default" office:value-type="string" office:string-value="Danna, Nicole &amp; Mann, Eric"/>
          <table:table-cell table:style-name="Default" office:value-type="string" office:string-value="17602"/>
          <table:table-cell table:style-name="Default" office:value-type="string" office:string-value="03/03/2021"/>
          <table:table-cell table:style-name="Default" office:value-type="string" office:string-value="10:00 am"/>
          <table:table-cell table:style-name="Default" office:value-type="string" office:string-value="$9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</table:table>
      <table:table table:name="B. Denise Commins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3-02"/>
          <table:table-cell table:style-name="Default" office:value-type="string" office:string-value="B. Denise Commins"/>
          <table:table-cell table:style-name="Default" office:value-type="string" office:string-value="MJ-02302-LT-0000001-2021"/>
          <table:table-cell table:style-name="Default" office:value-type="string" office:string-value="01/08/2021"/>
          <table:table-cell table:style-name="Default" office:value-type="string" office:string-value="Active"/>
          <table:table-cell table:style-name="Default" office:value-type="string" office:string-value="Groffdale MHP, LLC c/o Matt Brown"/>
          <table:table-cell table:style-name="Default" office:value-type="string" office:string-value="17601"/>
          <table:table-cell table:style-name="Default" office:value-type="string" office:string-value="Warner, Stacy L."/>
          <table:table-cell table:style-name="Default" office:value-type="string" office:string-value="17540"/>
          <table:table-cell table:style-name="Default" office:value-type="string" office:string-value="01/22/2021"/>
          <table:table-cell table:style-name="Default" office:value-type="string" office:string-value="10:00 am"/>
          <table:table-cell table:style-name="Default" office:value-type="string" office:string-value="$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3-02"/>
          <table:table-cell table:style-name="Default" office:value-type="string" office:string-value="B. Denise Commins"/>
          <table:table-cell table:style-name="Default" office:value-type="string" office:string-value="MJ-02302-LT-0000002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Jodi Torchia, Property Mgr. for O. Eugene Graybill"/>
          <table:table-cell table:style-name="Default" office:value-type="string" office:string-value="17557"/>
          <table:table-cell table:style-name="Default" office:value-type="string" office:string-value="Brown, Eric &amp; Brown, Sherri"/>
          <table:table-cell table:style-name="Default" office:value-type="string" office:string-value="17540"/>
          <table:table-cell table:style-name="Default" office:value-type="string" office:string-value="01/27/2021"/>
          <table:table-cell table:style-name="Default" office:value-type="string" office:string-value="10:00 am"/>
          <table:table-cell table:style-name="Default" office:value-type="string" office:string-value="$5,96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  <table:table table:name="Brian E. Chudzik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2-05"/>
          <table:table-cell table:style-name="Default" office:value-type="string" office:string-value="Brian E. Chudzik"/>
          <table:table-cell table:style-name="Default" office:value-type="string" office:string-value="MJ-02205-LT-0000001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Holt, Laura"/>
          <table:table-cell table:style-name="Default" office:value-type="string" office:string-value="17552"/>
          <table:table-cell table:style-name="Default" office:value-type="string" office:string-value="Mattis, Troy"/>
          <table:table-cell table:style-name="Default" office:value-type="string" office:string-value="17520"/>
          <table:table-cell table:style-name="Default" office:value-type="string" office:string-value="02/16/2021"/>
          <table:table-cell table:style-name="Default" office:value-type="string" office:string-value="9:30 am"/>
          <table:table-cell table:style-name="Default" office:value-type="string" office:string-value="$3,309.77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; Richard John Gromen Jr., Esq. representing plaintiff Holt, Laura"/>
        </table:table-row>
        <table:table-row table:style-name="ro1">
          <table:table-cell table:style-name="Default" office:value-type="string" office:string-value="MDJ 02-2-05"/>
          <table:table-cell table:style-name="Default" office:value-type="string" office:string-value="Brian E. Chudzik"/>
          <table:table-cell table:style-name="Default" office:value-type="string" office:string-value="MJ-02205-LT-0000003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Mann, Jessica R."/>
          <table:table-cell table:style-name="Default" office:value-type="string" office:string-value="17538"/>
          <table:table-cell table:style-name="Default" office:value-type="string" office:string-value="Howard, Rodney"/>
          <table:table-cell table:style-name="Default" office:value-type="string" office:string-value="17538"/>
          <table:table-cell table:style-name="Default" office:value-type="string" office:string-value="02/26/2021"/>
          <table:table-cell table:style-name="Default" office:value-type="string" office:string-value="10:00 am"/>
          <table:table-cell table:style-name="Default" office:value-type="string" office:string-value="$1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5"/>
          <table:table-cell table:style-name="Default" office:value-type="string" office:string-value="Brian E. Chudzik"/>
          <table:table-cell table:style-name="Default" office:value-type="string" office:string-value="MJ-02205-LT-0000002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Wheatland Hills Apartment, Lancaster"/>
          <table:table-cell table:style-name="Default" office:value-type="string" office:string-value="17601"/>
          <table:table-cell table:style-name="Default" office:value-type="string" office:string-value="Vasquez, Janelys &amp; Reyes-Ceballos, Netaly"/>
          <table:table-cell table:style-name="Default" office:value-type="string" office:string-value="17601"/>
          <table:table-cell table:style-name="Default" office:value-type="string" office:string-value="02/19/2021"/>
          <table:table-cell table:style-name="Default" office:value-type="string" office:string-value="9:15 am"/>
          <table:table-cell table:style-name="Default" office:value-type="string" office:string-value="$1,22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</table:table>
      <table:table table:name="Bruce A. Roth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2-02"/>
          <table:table-cell table:style-name="Default" office:value-type="string" office:string-value="Bruce A. Roth"/>
          <table:table-cell table:style-name="Default" office:value-type="string" office:string-value="MJ-02202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Karpouzis, Michael"/>
          <table:table-cell table:style-name="Default" office:value-type="string" office:string-value="17603"/>
          <table:table-cell table:style-name="Default" office:value-type="string" office:string-value="Lundy, Frank David"/>
          <table:table-cell table:style-name="Default" office:value-type="string" office:string-value="17603"/>
          <table:table-cell table:style-name="Default" office:value-type="string" office:string-value="01/13/2021"/>
          <table:table-cell table:style-name="Default" office:value-type="string" office:string-value="2:25 pm"/>
          <table:table-cell table:style-name="Default" office:value-type="string" office:string-value="$1,95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  <table:table table:name="Jodie E. Richardson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6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SLATEHOUSE GROUP Lancaster, PA"/>
          <table:table-cell table:style-name="Default" office:value-type="string" office:string-value="17606"/>
          <table:table-cell table:style-name="Default" office:value-type="string" office:string-value="Schurz, Peter"/>
          <table:table-cell table:style-name="Default" office:value-type="string" office:string-value="17602"/>
          <table:table-cell table:number-columns-repeated="2"/>
          <table:table-cell table:style-name="Default" office:value-type="string" office:string-value="$1,035.56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Slatehouse Group on behalf of David Jackson"/>
          <table:table-cell table:style-name="Default" office:value-type="string" office:string-value="17602"/>
          <table:table-cell table:style-name="Default" office:value-type="string" office:string-value="Alicia, Ashley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9:00 am"/>
          <table:table-cell table:style-name="Default" office:value-type="string" office:string-value="$2,27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4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Kowain, Christian N"/>
          <table:table-cell table:style-name="Default" office:value-type="string" office:string-value="17602"/>
          <table:table-cell table:style-name="Default" office:value-type="string" office:string-value="Guzman, Margarita &amp; Sandova, Ricky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10:30 am"/>
          <table:table-cell table:style-name="Default" office:value-type="string" office:string-value="$1,533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5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Kowain, Christian"/>
          <table:table-cell table:style-name="Default" office:value-type="string" office:string-value="17602"/>
          <table:table-cell table:style-name="Default" office:value-type="string" office:string-value="Kline, Tyler Derrick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11:00 am"/>
          <table:table-cell table:style-name="Default" office:value-type="string" office:string-value="$114.45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3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RKG Real Estate, LLC"/>
          <table:table-cell table:style-name="Default" office:value-type="string" office:string-value="17603"/>
          <table:table-cell table:style-name="Default" office:value-type="string" office:string-value="Eshbach, Mary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10:00 am"/>
          <table:table-cell table:style-name="Default" office:value-type="string" office:string-value="$6,254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1"/>
          <table:table-cell table:style-name="Default" office:value-type="string" office:string-value="Jodie E. Richardson"/>
          <table:table-cell table:style-name="Default" office:value-type="string" office:string-value="MJ-02201-LT-0000002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RKG Real Estate, LLC"/>
          <table:table-cell table:style-name="Default" office:value-type="string" office:string-value="17603"/>
          <table:table-cell table:style-name="Default" office:value-type="string" office:string-value="Santiago, Maria C. &amp; Silva, Andres"/>
          <table:table-cell table:style-name="Default" office:value-type="string" office:string-value="17602"/>
          <table:table-cell table:style-name="Default" office:value-type="string" office:string-value="01/19/2021"/>
          <table:table-cell table:style-name="Default" office:value-type="string" office:string-value="9:30 am"/>
          <table:table-cell table:style-name="Default" office:value-type="string" office:string-value="$5,401.03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  <table:table table:name="Joshua R. Keller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2-06"/>
          <table:table-cell table:style-name="Default" office:value-type="string" office:string-value="Joshua R. Keller"/>
          <table:table-cell table:style-name="Default" office:value-type="string" office:string-value="MJ-02206-LT-0000002-2021"/>
          <table:table-cell table:style-name="Default" office:value-type="string" office:string-value="01/15/2021"/>
          <table:table-cell table:style-name="Default" office:value-type="string" office:string-value="Active"/>
          <table:table-cell table:style-name="Default" office:value-type="string" office:string-value="Liu, Steven C."/>
          <table:table-cell table:style-name="Default" office:value-type="string" office:string-value="17603"/>
          <table:table-cell table:style-name="Default" office:value-type="string" office:string-value="Dunkle, Lori"/>
          <table:table-cell table:style-name="Default" office:value-type="string" office:string-value="17603"/>
          <table:table-cell table:style-name="Default" office:value-type="string" office:string-value="01/29/2021"/>
          <table:table-cell table:style-name="Default" office:value-type="string" office:string-value="9:00 am"/>
          <table:table-cell table:style-name="Default" office:value-type="string" office:string-value="$1,3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2-06"/>
          <table:table-cell table:style-name="Default" office:value-type="string" office:string-value="Joshua R. Keller"/>
          <table:table-cell table:style-name="Default" office:value-type="string" office:string-value="MJ-02206-LT-0000001-2021"/>
          <table:table-cell table:style-name="Default" office:value-type="string" office:string-value="01/08/2021"/>
          <table:table-cell table:style-name="Default" office:value-type="string" office:string-value="Active"/>
          <table:table-cell table:style-name="Default" office:value-type="string" office:string-value="Investors Choice Real Estate"/>
          <table:table-cell table:style-name="Default" office:value-type="string" office:string-value="17601"/>
          <table:table-cell table:style-name="Default" office:value-type="string" office:string-value="Morrison, Matthew"/>
          <table:table-cell table:style-name="Default" office:value-type="string" office:string-value="17516"/>
          <table:table-cell table:style-name="Default" office:value-type="string" office:string-value="01/22/2021"/>
          <table:table-cell table:style-name="Default" office:value-type="string" office:string-value="9:00 am"/>
          <table:table-cell table:style-name="Default" office:value-type="string" office:string-value="$1,43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  <table:table table:name="Miles K. Bixler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5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Enterprise Capitol Investments, LLC"/>
          <table:table-cell table:style-name="Default" office:value-type="string" office:string-value="19603"/>
          <table:table-cell table:style-name="Default" office:value-type="string" office:string-value="Martin, Henry III"/>
          <table:table-cell table:style-name="Default" office:value-type="string" office:string-value="17554"/>
          <table:table-cell table:style-name="Default" office:value-type="string" office:string-value="02/17/2021"/>
          <table:table-cell table:style-name="Default" office:value-type="string" office:string-value="1:45 pm"/>
          <table:table-cell table:style-name="Default" office:value-type="string" office:string-value="$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4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Oak Hollow Housing Associates"/>
          <table:table-cell table:style-name="Default" office:value-type="string" office:string-value="17512"/>
          <table:table-cell table:style-name="Default" office:value-type="string" office:string-value="Suliveres, Yarelis"/>
          <table:table-cell table:style-name="Default" office:value-type="string" office:string-value="17512"/>
          <table:table-cell table:style-name="Default" office:value-type="string" office:string-value="02/17/2021"/>
          <table:table-cell table:style-name="Default" office:value-type="string" office:string-value="1:30 pm"/>
          <table:table-cell table:style-name="Default" office:value-type="string" office:string-value="$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2-2021"/>
          <table:table-cell table:style-name="Default" office:value-type="string" office:string-value="01/08/2021"/>
          <table:table-cell table:style-name="Default" office:value-type="string" office:string-value="Active"/>
          <table:table-cell table:style-name="Default" office:value-type="string" office:string-value="Collier, III, Vincent E"/>
          <table:table-cell table:style-name="Default" office:value-type="string" office:string-value="17575"/>
          <table:table-cell table:style-name="Default" office:value-type="string" office:string-value="Singleton, Luis A."/>
          <table:table-cell table:style-name="Default" office:value-type="string" office:string-value="17512"/>
          <table:table-cell table:style-name="Default" office:value-type="string" office:string-value="02/16/2021"/>
          <table:table-cell table:style-name="Default" office:value-type="string" office:string-value="9:00 am"/>
          <table:table-cell table:style-name="Default" office:value-type="string" office:string-value="$1,218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; Michael John Mongiovi, Esq. representing plaintiff Collier, III, Vincent E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3-2021"/>
          <table:table-cell table:style-name="Default" office:value-type="string" office:string-value="01/08/2021"/>
          <table:table-cell table:style-name="Default" office:value-type="string" office:string-value="Active"/>
          <table:table-cell table:style-name="Default" office:value-type="string" office:string-value="Alecxih, Peter Jr."/>
          <table:table-cell table:style-name="Default" office:value-type="string" office:string-value="17512"/>
          <table:table-cell table:style-name="Default" office:value-type="string" office:string-value="Coleman, Brenda"/>
          <table:table-cell table:style-name="Default" office:value-type="string" office:string-value="17512"/>
          <table:table-cell table:style-name="Default" office:value-type="string" office:string-value="02/16/2021"/>
          <table:table-cell table:style-name="Default" office:value-type="string" office:string-value="9:15 am"/>
          <table:table-cell table:style-name="Default" office:value-type="string" office:string-value="$4,285.23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6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Cokrlija, Almir &amp; Cokrlija, Sheila"/>
          <table:table-cell table:style-name="Default" office:value-type="string" office:string-value="17601 &amp; 17603"/>
          <table:table-cell table:style-name="Default" office:value-type="string" office:string-value="Rapp, Jason &amp; Gilbert, Tahira"/>
          <table:table-cell table:style-name="Default" office:value-type="string" office:string-value="17512"/>
          <table:table-cell table:style-name="Default" office:value-type="string" office:string-value="02/17/2021"/>
          <table:table-cell table:style-name="Default" office:value-type="string" office:string-value="2:00 pm"/>
          <table:table-cell table:style-name="Default" office:value-type="string" office:string-value="$2,655.08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1-03"/>
          <table:table-cell table:style-name="Default" office:value-type="string" office:string-value="Miles K. Bixler"/>
          <table:table-cell table:style-name="Default" office:value-type="string" office:string-value="MJ-02103-LT-0000001-2021"/>
          <table:table-cell table:style-name="Default" office:value-type="string" office:string-value="01/04/2021"/>
          <table:table-cell table:style-name="Default" office:value-type="string" office:string-value="Active"/>
          <table:table-cell table:style-name="Default" office:value-type="string" office:string-value="Smiths L&amp;A LLC"/>
          <table:table-cell table:style-name="Default" office:value-type="string" office:string-value="17512"/>
          <table:table-cell table:style-name="Default" office:value-type="string" office:string-value="Uhl, Amber"/>
          <table:table-cell table:style-name="Default" office:value-type="string" office:string-value="17512"/>
          <table:table-cell table:style-name="Default" office:value-type="string" office:string-value="02/16/2021"/>
          <table:table-cell table:style-name="Default" office:value-type="string" office:string-value="8:45 am"/>
          <table:table-cell table:style-name="Default" office:value-type="string" office:string-value="$1,347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</table:table>
      <table:table table:name="Randall L. Miller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1-2021"/>
          <table:table-cell table:style-name="Default" office:value-type="string" office:string-value="01/07/2021"/>
          <table:table-cell table:style-name="Default" office:value-type="string" office:string-value="Active"/>
          <table:table-cell table:style-name="Default" office:value-type="string" office:string-value="Featherton Crossing Apartments"/>
          <table:table-cell table:style-name="Default" office:value-type="string" office:string-value="17022"/>
          <table:table-cell table:style-name="Default" office:value-type="string" office:string-value="Reichwein, Steven"/>
          <table:table-cell table:style-name="Default" office:value-type="string" office:string-value="17022"/>
          <table:table-cell table:style-name="Default" office:value-type="string" office:string-value="02/16/2021"/>
          <table:table-cell table:style-name="Default" office:value-type="string" office:string-value="9:00 am"/>
          <table:table-cell table:style-name="Default" office:value-type="string" office:string-value="$1,59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4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Featherton Crossing Apartments"/>
          <table:table-cell table:style-name="Default" office:value-type="string" office:string-value="17022"/>
          <table:table-cell table:style-name="Default" office:value-type="string" office:string-value="Rapp, Beth &amp; Rapp, Timothy J. &amp; Fry, Gwenda"/>
          <table:table-cell table:style-name="Default" office:value-type="string" office:string-value="17022"/>
          <table:table-cell table:style-name="Default" office:value-type="string" office:string-value="02/16/2021"/>
          <table:table-cell table:style-name="Default" office:value-type="string" office:string-value="9:45 am"/>
          <table:table-cell table:style-name="Default" office:value-type="string" office:string-value="$767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5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Edgewater Holdings LLC, Bainbridge"/>
          <table:table-cell table:style-name="Default" office:value-type="string" office:string-value="17502"/>
          <table:table-cell table:style-name="Default" office:value-type="string" office:string-value="Welsh, Judy"/>
          <table:table-cell table:style-name="Default" office:value-type="string" office:string-value="17022"/>
          <table:table-cell table:style-name="Default" office:value-type="string" office:string-value="02/18/2021"/>
          <table:table-cell table:style-name="Default" office:value-type="string" office:string-value="1:30 pm"/>
          <table:table-cell table:style-name="Default" office:value-type="string" office:string-value="$2,978.57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3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Featherton Crossing Apartments"/>
          <table:table-cell table:style-name="Default" office:value-type="string" office:string-value="17022"/>
          <table:table-cell table:style-name="Default" office:value-type="string" office:string-value="Machano, Hafidh K."/>
          <table:table-cell table:style-name="Default" office:value-type="string" office:string-value="17022"/>
          <table:table-cell table:style-name="Default" office:value-type="string" office:string-value="02/16/2021"/>
          <table:table-cell table:style-name="Default" office:value-type="string" office:string-value="9:30 am"/>
          <table:table-cell table:style-name="Default" office:value-type="string" office:string-value="$5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3-09"/>
          <table:table-cell table:style-name="Default" office:value-type="string" office:string-value="Randall L. Miller"/>
          <table:table-cell table:style-name="Default" office:value-type="string" office:string-value="MJ-02309-LT-0000002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Featherton Crossing Apartments"/>
          <table:table-cell table:style-name="Default" office:value-type="string" office:string-value="17022"/>
          <table:table-cell table:style-name="Default" office:value-type="string" office:string-value="Drye, Brandon"/>
          <table:table-cell table:style-name="Default" office:value-type="string" office:string-value="17022"/>
          <table:table-cell table:style-name="Default" office:value-type="string" office:string-value="02/16/2021"/>
          <table:table-cell table:style-name="Default" office:value-type="string" office:string-value="9:15 am"/>
          <table:table-cell table:style-name="Default" office:value-type="string" office:string-value="$1,139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</table:table>
      <table:table table:name="Raymond S. Sheller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3-05"/>
          <table:table-cell table:style-name="Default" office:value-type="string" office:string-value="Raymond S. Sheller"/>
          <table:table-cell table:style-name="Default" office:value-type="string" office:string-value="MJ-02305-LT-0000003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MTM Properties, LLC"/>
          <table:table-cell table:style-name="Default" office:value-type="string" office:string-value="19543"/>
          <table:table-cell table:style-name="Default" office:value-type="string" office:string-value="Krause, Tammy"/>
          <table:table-cell table:style-name="Default" office:value-type="string" office:string-value="19543"/>
          <table:table-cell table:style-name="Default" office:value-type="string" office:string-value="02/17/2021"/>
          <table:table-cell table:style-name="Default" office:value-type="string" office:string-value="11:30 am"/>
          <table:table-cell table:style-name="Default" office:value-type="string" office:string-value="$4,87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3-05"/>
          <table:table-cell table:style-name="Default" office:value-type="string" office:string-value="Raymond S. Sheller"/>
          <table:table-cell table:style-name="Default" office:value-type="string" office:string-value="MJ-02305-LT-0000002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Slatehouse Group on behalf of David Beiler"/>
          <table:table-cell table:style-name="Default" office:value-type="string" office:string-value="17606"/>
          <table:table-cell table:style-name="Default" office:value-type="string" office:string-value="Walton, Rachel"/>
          <table:table-cell table:style-name="Default" office:value-type="string" office:string-value="17562"/>
          <table:table-cell table:style-name="Default" office:value-type="string" office:string-value="02/17/2021"/>
          <table:table-cell table:style-name="Default" office:value-type="string" office:string-value="11:15 am"/>
          <table:table-cell table:style-name="Default" office:value-type="string" office:string-value="$886.04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3-05"/>
          <table:table-cell table:style-name="Default" office:value-type="string" office:string-value="Raymond S. Sheller"/>
          <table:table-cell table:style-name="Default" office:value-type="string" office:string-value="MJ-02305-LT-0000001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MTM Properties, LLC"/>
          <table:table-cell table:style-name="Default" office:value-type="string" office:string-value="19543"/>
          <table:table-cell table:style-name="Default" office:value-type="string" office:string-value="LaMarre, Della"/>
          <table:table-cell table:style-name="Default" office:value-type="string" office:string-value="19543"/>
          <table:table-cell table:style-name="Default" office:value-type="string" office:string-value="02/17/2021"/>
          <table:table-cell table:style-name="Default" office:value-type="string" office:string-value="11:45 am"/>
          <table:table-cell table:style-name="Default" office:value-type="string" office:string-value="$3,05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  <table:table table:name="Scott E. Albert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3-01"/>
          <table:table-cell table:style-name="Default" office:value-type="string" office:string-value="Scott E. Albert"/>
          <table:table-cell table:style-name="Default" office:value-type="string" office:string-value="MJ-02301-LT-0000002-2021"/>
          <table:table-cell table:style-name="Default" office:value-type="string" office:string-value="01/13/2021"/>
          <table:table-cell table:style-name="Default" office:value-type="string" office:string-value="Active"/>
          <table:table-cell table:style-name="Default" office:value-type="string" office:string-value="Zou, Lance"/>
          <table:table-cell table:style-name="Default" office:value-type="string" office:string-value="17022"/>
          <table:table-cell table:style-name="Default" office:value-type="string" office:string-value="Behney, Christopher T. &amp; Behney, Christopher Thomas Jr."/>
          <table:table-cell table:style-name="Default" office:value-type="string" office:string-value="17042"/>
          <table:table-cell table:style-name="Default" office:value-type="string" office:string-value="01/28/2021"/>
          <table:table-cell table:style-name="Default" office:value-type="string" office:string-value="9:00 am"/>
          <table:table-cell table:style-name="Default" office:value-type="string" office:string-value="$12,0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  <table:table-row table:style-name="ro1">
          <table:table-cell table:style-name="Default" office:value-type="string" office:string-value="MDJ 02-3-01"/>
          <table:table-cell table:style-name="Default" office:value-type="string" office:string-value="Scott E. Albert"/>
          <table:table-cell table:style-name="Default" office:value-type="string" office:string-value="MJ-02301-LT-0000001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North Pointe Property Management"/>
          <table:table-cell table:style-name="Default" office:value-type="string" office:string-value="176065186"/>
          <table:table-cell table:style-name="Default" office:value-type="string" office:string-value="Clark, Michael &amp; Clark, Ashley"/>
          <table:table-cell table:style-name="Default" office:value-type="string" office:string-value="17552"/>
          <table:table-cell table:style-name="Default" office:value-type="string" office:string-value="01/27/2021"/>
          <table:table-cell table:style-name="Default" office:value-type="string" office:string-value="2:00 pm"/>
          <table:table-cell table:style-name="Default" office:value-type="string" office:string-value="$5,448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  <table:table table:name="Stuart J. Mylin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3-04"/>
          <table:table-cell table:style-name="Default" office:value-type="string" office:string-value="Stuart J. Mylin"/>
          <table:table-cell table:style-name="Default" office:value-type="string" office:string-value="MJ-02304-LT-0000001-2021"/>
          <table:table-cell table:style-name="Default" office:value-type="string" office:string-value="01/11/2021"/>
          <table:table-cell table:style-name="Default" office:value-type="string" office:string-value="Active"/>
          <table:table-cell table:style-name="Default" office:value-type="string" office:string-value="Henry, J. Daniel"/>
          <table:table-cell table:style-name="Default" office:value-type="string" office:string-value="17565"/>
          <table:table-cell table:style-name="Default" office:value-type="string" office:string-value="Barrage, Rachel"/>
          <table:table-cell table:style-name="Default" office:value-type="string" office:string-value="17565"/>
          <table:table-cell table:number-columns-repeated="2"/>
          <table:table-cell table:style-name="Default" office:value-type="string" office:string-value="$3,70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  <table:table table:name="Tony S. Russell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Court"/>
          <table:table-cell table:style-name="Default" office:value-type="string" office:string-value="Presiding Judge"/>
          <table:table-cell table:style-name="Default" office:value-type="string" office:string-value="Docket No."/>
          <table:table-cell table:style-name="Default" office:value-type="string" office:string-value="Date Filed"/>
          <table:table-cell table:style-name="Default" office:value-type="string" office:string-value="Case Status"/>
          <table:table-cell table:style-name="Default" office:value-type="string" office:string-value="Filer"/>
          <table:table-cell table:style-name="Default" office:value-type="string" office:string-value="Filer ZIP"/>
          <table:table-cell table:style-name="Default" office:value-type="string" office:string-value="Defendant"/>
          <table:table-cell table:style-name="Default" office:value-type="string" office:string-value="Defendant ZIP"/>
          <table:table-cell table:style-name="Default" office:value-type="string" office:string-value="Hearing Date"/>
          <table:table-cell table:style-name="Default" office:value-type="string" office:string-value="Hearing Time"/>
          <table:table-cell table:style-name="Default" office:value-type="string" office:string-value="Claim Amt"/>
          <table:table-cell table:style-name="Default" office:value-type="string" office:string-value="Judgment Amount"/>
          <table:table-cell table:style-name="Default" office:value-type="string" office:string-value="Rent in Arrears"/>
          <table:table-cell table:style-name="Default" office:value-type="string" office:string-value="Filing Fees"/>
          <table:table-cell table:style-name="Default" office:value-type="string" office:string-value="Costs"/>
          <table:table-cell table:style-name="Default" office:value-type="string" office:string-value="Monthly Rent"/>
          <table:table-cell table:style-name="Default" office:value-type="string" office:string-value="Withdrawn"/>
          <table:table-cell table:style-name="Default" office:value-type="string" office:string-value="Dismissed"/>
          <table:table-cell table:style-name="Default" office:value-type="string" office:string-value="Grant Poss"/>
          <table:table-cell table:style-name="Default" office:value-type="string" office:string-value="Grant Pos if Judge Not Satisfied"/>
          <table:table-cell table:style-name="Default" office:value-type="string" office:string-value="Order for Poss Req"/>
          <table:table-cell table:style-name="Default" office:value-type="string" office:string-value="Order for Poss Served"/>
          <table:table-cell table:style-name="Default" office:value-type="string" office:string-value="Tenant Win"/>
          <table:table-cell table:style-name="Default" office:value-type="string" office:string-value="Served?"/>
          <table:table-cell table:style-name="Default" office:value-type="string" office:string-value="Affidavit of Compliance w CARES Act"/>
          <table:table-cell table:style-name="Default" office:value-type="string" office:string-value="Notes"/>
        </table:table-row>
        <table:table-row table:style-name="ro1">
          <table:table-cell table:style-name="Default" office:value-type="string" office:string-value="MDJ 02-2-07"/>
          <table:table-cell table:style-name="Default" office:value-type="string" office:string-value="Tony S. Russell"/>
          <table:table-cell table:style-name="Default" office:value-type="string" office:string-value="MJ-02207-LT-0000004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Eastgate MHP LLC"/>
          <table:table-cell table:style-name="Default" office:value-type="string" office:string-value="17545"/>
          <table:table-cell table:style-name="Default" office:value-type="string" office:string-value="Kilhefner, Dave &amp; Kilhefner, Nicole"/>
          <table:table-cell table:style-name="Default" office:value-type="string" office:string-value="17522"/>
          <table:table-cell table:style-name="Default" office:value-type="string" office:string-value="02/19/2021"/>
          <table:table-cell table:style-name="Default" office:value-type="string" office:string-value="9:30 am"/>
          <table:table-cell table:style-name="Default" office:value-type="string" office:string-value="$520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7"/>
          <table:table-cell table:style-name="Default" office:value-type="string" office:string-value="Tony S. Russell"/>
          <table:table-cell table:style-name="Default" office:value-type="string" office:string-value="MJ-02207-LT-0000003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Eastgate MHP LLC"/>
          <table:table-cell table:style-name="Default" office:value-type="string" office:string-value="17545"/>
          <table:table-cell table:style-name="Default" office:value-type="string" office:string-value="Parmer, Kerry R &amp; Thompson, Sarah E."/>
          <table:table-cell table:style-name="Default" office:value-type="string" office:string-value="17522"/>
          <table:table-cell table:style-name="Default" office:value-type="string" office:string-value="02/19/2021"/>
          <table:table-cell table:style-name="Default" office:value-type="string" office:string-value="9:15 am"/>
          <table:table-cell table:style-name="Default" office:value-type="string" office:string-value="$77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3"/>
          <table:table-cell table:style-name="Default" office:value-type="string" office:string-value="TRUE"/>
          <table:table-cell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7"/>
          <table:table-cell table:style-name="Default" office:value-type="string" office:string-value="Tony S. Russell"/>
          <table:table-cell table:style-name="Default" office:value-type="string" office:string-value="MJ-02207-LT-0000002-2021"/>
          <table:table-cell table:style-name="Default" office:value-type="string" office:string-value="01/12/2021"/>
          <table:table-cell table:style-name="Default" office:value-type="string" office:string-value="Active"/>
          <table:table-cell table:style-name="Default" office:value-type="string" office:string-value="Eastgate MHP LLC"/>
          <table:table-cell table:style-name="Default" office:value-type="string" office:string-value="17545"/>
          <table:table-cell table:style-name="Default" office:value-type="string" office:string-value="Jones, Ryan H. &amp; Jones, Rustina L."/>
          <table:table-cell table:style-name="Default" office:value-type="string" office:string-value="17522"/>
          <table:table-cell table:style-name="Default" office:value-type="string" office:string-value="02/19/2021"/>
          <table:table-cell table:style-name="Default" office:value-type="string" office:string-value="9:00 am"/>
          <table:table-cell table:style-name="Default" office:value-type="string" office:string-value="$3,336.5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  <table:table-cell table:number-columns-repeated="5"/>
          <table:table-cell table:style-name="Default" office:value-type="string" office:string-value="Continued 1 time(s)"/>
        </table:table-row>
        <table:table-row table:style-name="ro1">
          <table:table-cell table:style-name="Default" office:value-type="string" office:string-value="MDJ 02-2-07"/>
          <table:table-cell table:style-name="Default" office:value-type="string" office:string-value="Tony S. Russell"/>
          <table:table-cell table:style-name="Default" office:value-type="string" office:string-value="MJ-02207-LT-0000001-2021"/>
          <table:table-cell table:style-name="Default" office:value-type="string" office:string-value="01/05/2021"/>
          <table:table-cell table:style-name="Default" office:value-type="string" office:string-value="Active"/>
          <table:table-cell table:style-name="Default" office:value-type="string" office:string-value="Blue Bell Mobile Management, LLC"/>
          <table:table-cell table:style-name="Default" office:value-type="string" office:string-value="17522"/>
          <table:table-cell table:style-name="Default" office:value-type="string" office:string-value="Hutton, Mary"/>
          <table:table-cell table:style-name="Default" office:value-type="string" office:string-value="17522"/>
          <table:table-cell table:style-name="Default" office:value-type="string" office:string-value="02/16/2021"/>
          <table:table-cell table:style-name="Default" office:value-type="string" office:string-value="1:30 pm"/>
          <table:table-cell table:style-name="Default" office:value-type="string" office:string-value="$3,095.00"/>
          <table:table-cell table:number-columns-repeated="7"/>
          <table:table-cell table:style-name="Default" office:value-type="string" office:string-value="No"/>
          <table:table-cell table:style-name="Default" office:value-type="string" office:string-value="No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fo="urn:oasis:names:tc:opendocument:xmlns:xsl-fo-compatible:1.0" xmlns:dr3d="urn:oasis:names:tc:opendocument:xmlns:dr3d:1.0" xmlns:office="urn:oasis:names:tc:opendocument:xmlns:office:1.0" xmlns:text="urn:oasis:names:tc:opendocument:xmlns:text:1.0" xmlns:ooo="http://openoffice.org/2004/office" xmlns:oooc="http://openoffice.org/2004/calc" xmlns:number="urn:oasis:names:tc:opendocument:xmlns:datastyle:1.0" xmlns:script="urn:oasis:names:tc:opendocument:xmlns:script:1.0" xmlns:xlink="http://www.w3.org/1999/xlink" xmlns:draw="urn:oasis:names:tc:opendocument:xmlns:drawing:1.0" xmlns:math="http://www.w3.org/1998/Math/MathML" xmlns:form="urn:oasis:names:tc:opendocument:xmlns:form:1.0" xmlns:ooow="http://openoffice.org/2004/writer" xmlns:style="urn:oasis:names:tc:opendocument:xmlns:style:1.0" xmlns:presentation="urn:oasis:names:tc:opendocument:xmlns:presentation:1.0" xmlns:svg="urn:oasis:names:tc:opendocument:xmlns:svg-compatible:1.0" xmlns:meta="urn:oasis:names:tc:opendocument:xmlns:meta:1.0" xmlns:table="urn:oasis:names:tc:opendocument:xmlns:table:1.0" xmlns:dom="http://www.w3.org/2001/xml-events" xmlns:dc="http://purl.org/dc/elements/1.1/" office:version="1.2">
  <office:font-face-decls>
    <style:font-face style:name="Liberation Sans" svg:font-family="Liberation Sans"/>
  </office:font-face-decls>
  <office:styles>
    <style:style style:name="Default" style:family="table-cell">
      <style:table-cell-properties style:vertical-align="top"/>
      <style:text-properties style:font-name="Liberation Sans"/>
      <style:paragraph-properties fo:margin="0cm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</office:styles>
  <office:automatic-styles>
    <style:style style:name="none" style:family="text">
      <style:text-properties/>
    </style:style>
    <style:page-layout style:name="Default">
      <style:page-layout-properties fo:page-width="21cm" fo:page-height="29.7cm" style:num-format="1" style:writing-mode="lr-tb" style:print-orientation="portrait" fo:margin="1.5cm"/>
      <style:header-style>
        <style:header-footer-properties fo:min-height="0cm" fo:margin="0cm"/>
      </style:header-style>
      <style:footer-style>
        <style:header-footer-properties fo:min-height="0cm" fo:margin="0cm"/>
      </style:footer-style>
    </style:page-layout>
  </office:automatic-styles>
  <office:master-styles>
    <style:master-page style:name="Default" style:page-layout-name="Default">
      <style:header>
        <text:p><text:span text:style-name="none"/></text:p>
      </style:header>
      <style:header-left style:display="false"/>
      <style:footer>
        <text:p><text:span text:style-name="none"/></text:p>
      </style:footer>
      <style:footer-left style:display="false"/>
    </style:master-page>
  </office:master-styles>
</office:document-styles>
</file>

<file path=meta.xml><?xml version="1.0" encoding="utf-8"?>
<office:document-meta xmlns:xlink="http://www.w3.org/1999/xlink" xmlns:office="urn:oasis:names:tc:opendocument:xmlns:office:1.0" xmlns:ooo="http://openoffice.org/2004/office" xmlns:meta="urn:oasis:names:tc:opendocument:xmlns:meta:1.0" xmlns:dc="http://purl.org/dc/elements/1.1/" office:version="1.2">
  <office:meta>
    <dc:creator>josh</dc:creator>
    <dc:date>2021-01-18T21:13:27</dc:date>
    <dc:language>en</dc:language>
    <meta:generator>FastOds/0.7.3</meta:generator>
    <meta:editing-cycles>1</meta:editing-cycles>
    <meta:editing-duration>PT1M00S</meta:editing-duration>
  </office:meta>
</office:document-meta>
</file>